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c208a" officeooo:paragraph-rsid="000c208a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c208a" officeooo:paragraph-rsid="00104a54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04a54" officeooo:paragraph-rsid="00104a54"/>
    </style:style>
    <style:style style:name="T1" style:family="text">
      <style:text-properties officeooo:rsid="000c208a"/>
    </style:style>
    <style:style style:name="T2" style:family="text">
      <style:text-properties officeooo:rsid="000fb1ff"/>
    </style:style>
    <style:style style:name="T3" style:family="text">
      <style:text-properties officeooo:rsid="00104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results:</text:p>
      <text:p text:style-name="P1">1.</text:p>
      <text:p text:style-name="P1"><text:tab/>Number of computers: 1</text:p>
      <text:p text:style-name="P1"><text:tab/>Number of slaves: 3</text:p>
      <text:p text:style-name="P1"><text:tab/>Array size: 2000</text:p>
      <text:p text:style-name="P1"><text:tab/>Time: <text:span text:style-name="T2">15</text:span> s</text:p>
      <text:p text:style-name="P1"><text:tab/>Comment: </text:p>
      <text:p text:style-name="P1">2.</text:p>
      <text:p text:style-name="P1"><text:tab/>Number of computers: 1</text:p>
      <text:p text:style-name="P1"><text:tab/>Number of slaves: 3</text:p>
      <text:p text:style-name="P1"><text:tab/>Array size: 200000</text:p>
      <text:p text:style-name="P1"><text:tab/>Time: <text:span text:style-name="T3">1375 s</text:span></text:p>
      <text:p text:style-name="P1"><text:tab/>Comment: </text:p>
      <text:p text:style-name="P3">3.</text:p>
      <text:p text:style-name="P3"><text:tab/><text:span text:style-name="T1">Number of computers: 1</text:span></text:p>
      <text:p text:style-name="P2"><text:tab/>Number of slaves: <text:span text:style-name="T3">12</text:span></text:p>
      <text:p text:style-name="P2"><text:tab/>Array size: 200000<text:span text:style-name="T3">0</text:span></text:p>
      <text:p text:style-name="P2"><text:tab/>Time: <text:span text:style-name="T3">6036</text:span></text:p>
      <text:p text:style-name="P2"><text:tab/>Comment: </text:p>
      <text:p text:style-name="P3">4.</text:p>
      <text:p text:style-name="P2"><text:tab/>Number of computers: 1</text:p>
      <text:p text:style-name="P2"><text:tab/>Number of slaves: 3<text:span text:style-name="T3">6</text:span></text:p>
      <text:p text:style-name="P2"><text:tab/>Array size: 200000<text:span text:style-name="T3">0</text:span></text:p>
      <text:p text:style-name="P2"><text:tab/>Time: <text:span text:style-name="T3">5902</text:span></text:p>
      <text:p text:style-name="P2"><text:tab/>Comment: <text:span text:style-name="T3">It is not much faster than when running on 12 slaves because my computer have only 8 cores.</text:span></text:p>
      <text:p text:style-name="P3"/>
      <text:p text:style-name="P3">I am finished the job day before submitting, on friday, so I couldn't run it on multiple machines in afek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6:16:13.396745632</meta:creation-date>
    <dc:date>2015-11-28T10:54:29.954639109</dc:date>
    <meta:editing-duration>PT12H50S</meta:editing-duration>
    <meta:editing-cycles>1</meta:editing-cycles>
    <meta:document-statistic meta:table-count="0" meta:image-count="0" meta:object-count="0" meta:page-count="1" meta:paragraph-count="26" meta:word-count="103" meta:character-count="557" meta:non-whitespace-character-count="456"/>
    <meta:generator>LibreOffice/4.2.8.2$Linux_X86_64 LibreOffice_project/420m0$Build-2</meta:generator>
  </office:meta>
</office:document-meta>
</file>